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837e" officeooo:paragraph-rsid="0008837e"/>
    </style:style>
    <style:style style:name="P2" style:family="paragraph" style:parent-style-name="Standard">
      <style:text-properties officeooo:rsid="0008837e" officeooo:paragraph-rsid="000c0d08"/>
    </style:style>
    <style:style style:name="P3" style:family="paragraph" style:parent-style-name="Standard">
      <style:text-properties officeooo:rsid="000c0d08" officeooo:paragraph-rsid="000c0d08"/>
    </style:style>
    <style:style style:name="P4" style:family="paragraph" style:parent-style-name="Standard">
      <style:text-properties style:text-underline-style="none" fo:font-weight="bold" officeooo:rsid="000c0d08" officeooo:paragraph-rsid="000c0d08" style:font-weight-asian="bold" style:font-weight-complex="bold"/>
    </style:style>
    <style:style style:name="P5" style:family="paragraph" style:parent-style-name="Standard" style:list-style-name="L1">
      <style:text-properties style:text-underline-style="none" fo:font-weight="bold" officeooo:rsid="000c0d08" officeooo:paragraph-rsid="000c0d08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normal" officeooo:rsid="000c0d08" officeooo:paragraph-rsid="000c0d08" style:font-weight-asian="normal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0c0d08" officeooo:paragraph-rsid="000c0d08" style:font-style-asian="italic" style:font-weight-asian="normal" style:font-style-complex="italic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HAPTER 1: INTRODUCTION TO PYTHON</text:span></text:p>
      <text:p text:style-name="P1">Python is a dynamic interpreted language that is used in a wide range of domains and technical field</text:p>
      <text:p text:style-name="P1">It was developed by Guido Van Rossum in 1991.</text:p>
      <text:p text:style-name="P1">It was mainly developed for code readability and its syntax allows programmers to code concepts in fewer lines of code.</text:p>
      <text:p text:style-name="P1">In python you dont need to declare the type of variables, functions, etc compared to C, Java or Fortran.</text:p>
      <text:p text:style-name="P1">Python codes are short and flexible.</text:p>
      <text:p text:style-name="P1">Python tracks the types of all values at runtime and flags code that does not make sense as it runs.</text:p>
      <text:p text:style-name="P1"/>
      <text:p text:style-name="P2">Python is an interpreted object oriented high level programming language with dynamic semantics.</text:p>
      <text:p text:style-name="P3">It is very attractive for Rapid Application Development because its high level built in data structures combined with dynamic typing and binding.</text:p>
      <text:p text:style-name="P3">Its used as a scripting or glue language to connect existing components together.</text:p>
      <text:p text:style-name="P3">It is simple and easy to learn emphasizing readability, reducing the cost of program maintenance.</text:p>
      <text:p text:style-name="P3">It supports modules and packages which encourage program modularity and code reuse.</text:p>
      <text:p text:style-name="P3">Python interpreter and libraries are open source and free.</text:p>
      <text:p text:style-name="P3"/>
      <text:p text:style-name="P4">Applications of Python</text:p>
      <text:p text:style-name="P7">It is used for:</text:p>
      <text:list text:style-name="L1">
        <text:list-item>
          <text:p text:style-name="P6"><text:span text:style-name="T2">Web and internet development</text:span>- it is used on the server side to create web applications.</text:p>
        </text:list-item>
        <text:list-item>
          <text:p text:style-name="P6"><text:span text:style-name="T2">Software development-</text:span> it is used to create GUI applications, connecting databases, etc.</text:p>
        </text:list-item>
        <text:list-item>
          <text:p text:style-name="P5">Scientific and numeric applications-<text:span text:style-name="T3">it is used to handle big data and perform complex mathematics.</text:span></text:p>
        </text:list-item>
        <text:list-item>
          <text:p text:style-name="P5">Education- <text:span text:style-name="T3">used for teaching programming from introductory to more advanced courses.</text:span></text:p>
        </text:list-item>
        <text:list-item>
          <text:p text:style-name="P5">Desktop GUIs- <text:span text:style-name="T3">Tk GUI library</text:span><text:span text:style-name="T4">2</text:span><text:span text:style-name="T6"> included with most binary distributions of python is used extensively to build desktop applications.</text:span></text:p>
        </text:list-item>
        <text:list-item>
          <text:p text:style-name="P5"><text:span text:style-name="T5">Business Applications- </text:span><text:span text:style-name="T6">used to build ERP and e-commerce systems.</text:span></text:p>
        </text:list-item>
      </text:list>
      <text:p text:style-name="P4"><text:span text:style-name="T6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24.2.0.3$Linux_X86_64 LibreOffice_project/420$Build-3</meta:generator>
    <dc:date>2024-05-02T09:40:11.447981152</dc:date>
    <meta:editing-duration>PT24M39S</meta:editing-duration>
    <meta:editing-cycles>4</meta:editing-cycles>
    <meta:document-statistic meta:table-count="0" meta:image-count="0" meta:object-count="0" meta:page-count="1" meta:paragraph-count="21" meta:word-count="274" meta:character-count="1696" meta:non-whitespace-character-count="1449"/>
  </office:meta>
</office:document-meta>
</file>